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7mm" fo:margin-left="0mm" fo:margin-right="0.04mm" table:align="margins"/>
    </style:style>
    <style:style style:name="Table27.A" style:family="table-column">
      <style:table-column-properties style:column-width="67.31mm" style:rel-column-width="25952*"/>
    </style:style>
    <style:style style:name="Table27.B" style:family="table-column">
      <style:table-column-properties style:column-width="102.66mm" style:rel-column-width="39583*"/>
    </style:style>
    <style:style style:name="Table27.A1" style:family="table-cell">
      <style:table-cell-properties fo:padding="0.97mm" fo:border-left="none" fo:border-right="none" fo:border-top="1pt solid #000000" fo:border-bottom="1pt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P1" style:family="paragraph" style:parent-style-name="note">
      <style:text-properties fo:language="en" fo:country="US"/>
    </style:style>
    <style:style style:name="P2" style:family="paragraph" style:parent-style-name="note">
      <style:text-properties fo:language="en" fo:country="US" officeooo:paragraph-rsid="00248229"/>
    </style:style>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language="en" fo:country="US" officeooo:rsid="00192f93" officeooo:paragraph-rsid="00192f93" fo:background-color="transparent"/>
    </style:style>
    <style:style style:name="P6" style:family="paragraph" style:parent-style-name="Standard">
      <style:text-properties fo:language="en" fo:country="US" officeooo:rsid="00192f93" officeooo:paragraph-rsid="001d2234" fo:background-color="transparent"/>
    </style:style>
    <style:style style:name="P7" style:family="paragraph" style:parent-style-name="Standard">
      <style:text-properties fo:language="en" fo:country="US" officeooo:rsid="001d2234" officeooo:paragraph-rsid="001d2234" fo:background-color="transparent"/>
    </style:style>
    <style:style style:name="P8" style:family="paragraph" style:parent-style-name="Standard">
      <style:text-properties fo:language="en" fo:country="US" officeooo:rsid="00216584" officeooo:paragraph-rsid="00216584" fo:background-color="transparent"/>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fo:language="en" fo:country="US" officeooo:rsid="000ebadc"/>
    </style:style>
    <style:style style:name="P11" style:family="paragraph" style:parent-style-name="Standard">
      <style:text-properties fo:language="en" fo:country="US" officeooo:paragraph-rsid="00108b50"/>
    </style:style>
    <style:style style:name="P12" style:family="paragraph" style:parent-style-name="Standard">
      <style:text-properties fo:language="en" fo:country="US" officeooo:rsid="001ee492" officeooo:paragraph-rsid="0024f234"/>
    </style:style>
    <style:style style:name="P13" style:family="paragraph" style:parent-style-name="Standard">
      <style:paragraph-properties fo:text-align="center" style:justify-single-word="false"/>
    </style:style>
    <style:style style:name="P14" style:family="paragraph" style:parent-style-name="Standard">
      <style:text-properties officeooo:paragraph-rsid="00108b50"/>
    </style:style>
    <style:style style:name="P15" style:family="paragraph" style:parent-style-name="Standard">
      <style:text-properties officeooo:paragraph-rsid="0027bd68"/>
    </style:style>
    <style:style style:name="P16" style:family="paragraph" style:parent-style-name="Standard">
      <style:text-properties officeooo:paragraph-rsid="0031d22e"/>
    </style:style>
    <style:style style:name="P17" style:family="paragraph" style:parent-style-name="Standard">
      <style:text-properties officeooo:paragraph-rsid="0036fccf"/>
    </style:style>
    <style:style style:name="P18" style:family="paragraph" style:parent-style-name="Default_5f_ntt">
      <style:text-properties fo:language="en" fo:country="US"/>
    </style:style>
    <style:style style:name="P19" style:family="paragraph" style:parent-style-name="Default_5f_ntt">
      <style:text-properties fo:language="en" fo:country="US" fo:font-style="normal" style:font-style-asian="normal" style:font-style-complex="normal"/>
    </style:style>
    <style:style style:name="P20" style:family="paragraph" style:parent-style-name="Default_5f_ntt">
      <style:text-properties fo:language="en" fo:country="US" fo:font-style="normal" officeooo:paragraph-rsid="00108b50" style:font-style-asian="normal" style:font-style-complex="normal"/>
    </style:style>
    <style:style style:name="P21" style:family="paragraph" style:parent-style-name="Default_5f_ntt">
      <style:text-properties fo:language="en" fo:country="US" officeooo:paragraph-rsid="00108b50"/>
    </style:style>
    <style:style style:name="P22" style:family="paragraph" style:parent-style-name="Default_5f_ntt">
      <style:text-properties fo:language="en" fo:country="US" officeooo:rsid="0022f5ac" officeooo:paragraph-rsid="0022f5ac"/>
    </style:style>
    <style:style style:name="P23" style:family="paragraph" style:parent-style-name="Default_5f_ntt">
      <style:text-properties fo:language="en" fo:country="US" officeooo:rsid="002431de" officeooo:paragraph-rsid="002431de"/>
    </style:style>
    <style:style style:name="P24" style:family="paragraph" style:parent-style-name="scpi2">
      <style:paragraph-properties fo:margin-left="0mm" fo:margin-right="0mm" fo:text-indent="0mm" style:auto-text-indent="false"/>
    </style:style>
    <style:style style:name="P25" style:family="paragraph" style:parent-style-name="Standard">
      <style:paragraph-properties fo:margin-left="0mm" fo:margin-right="0mm" fo:text-indent="0mm" style:auto-text-indent="false"/>
      <style:text-properties fo:language="en" fo:country="US" officeooo:rsid="00192f93" officeooo:paragraph-rsid="001d3bd8" fo:background-color="transparent"/>
    </style:style>
    <style:style style:name="P26" style:family="paragraph" style:parent-style-name="cmd_5f_root">
      <style:text-properties officeooo:rsid="00108b50" officeooo:paragraph-rsid="00108b50"/>
    </style:style>
    <style:style style:name="P27" style:family="paragraph" style:parent-style-name="cmd_5f_root">
      <style:text-properties officeooo:paragraph-rsid="0036fccf"/>
    </style:style>
    <style:style style:name="P28" style:family="paragraph" style:parent-style-name="cmd_5f_code">
      <style:text-properties officeooo:rsid="001a46e1" officeooo:paragraph-rsid="001a46e1"/>
    </style:style>
    <style:style style:name="P29" style:family="paragraph" style:parent-style-name="cmd_5f_code">
      <style:text-properties officeooo:rsid="001ee492" officeooo:paragraph-rsid="002431de"/>
    </style:style>
    <style:style style:name="P30" style:family="paragraph" style:parent-style-name="cmd_5f_code">
      <style:text-properties officeooo:rsid="001ee492" officeooo:paragraph-rsid="0026766b"/>
    </style:style>
    <style:style style:name="P31" style:family="paragraph" style:parent-style-name="cmd_5f_code">
      <style:text-properties officeooo:paragraph-rsid="002a779a"/>
    </style:style>
    <style:style style:name="P32" style:family="paragraph" style:parent-style-name="List_20_1_20_Start">
      <style:text-properties fo:language="en" fo:country="US"/>
    </style:style>
    <style:style style:name="P33" style:family="paragraph" style:parent-style-name="List_20_1_20_Start">
      <style:text-properties officeooo:paragraph-rsid="002cc89b"/>
    </style:style>
    <style:style style:name="P34" style:family="paragraph" style:parent-style-name="List_20_1_20_Start">
      <style:text-properties officeooo:paragraph-rsid="0027bd68"/>
    </style:style>
    <style:style style:name="P35" style:family="paragraph" style:parent-style-name="List_20_1">
      <style:text-properties fo:language="en" fo:country="US"/>
    </style:style>
    <style:style style:name="P36" style:family="paragraph" style:parent-style-name="List_20_1">
      <style:text-properties officeooo:paragraph-rsid="002cc89b"/>
    </style:style>
    <style:style style:name="P37" style:family="paragraph" style:parent-style-name="List_20_1">
      <style:text-properties officeooo:rsid="0035c97f" officeooo:paragraph-rsid="0035c97f"/>
    </style:style>
    <style:style style:name="P38" style:family="paragraph" style:parent-style-name="List_20_1">
      <style:text-properties officeooo:rsid="001b5a5e" officeooo:paragraph-rsid="0027bd68"/>
    </style:style>
    <style:style style:name="P39" style:family="paragraph" style:parent-style-name="List_20_1">
      <style:text-properties officeooo:rsid="0007793e" officeooo:paragraph-rsid="0027bd68"/>
    </style:style>
    <style:style style:name="P40" style:family="paragraph" style:parent-style-name="List_20_1">
      <style:text-properties officeooo:rsid="001d249f" officeooo:paragraph-rsid="0027bd68"/>
    </style:style>
    <style:style style:name="P41" style:family="paragraph" style:parent-style-name="List_20_1">
      <style:text-properties officeooo:paragraph-rsid="0027bd68"/>
    </style:style>
    <style:style style:name="P42" style:family="paragraph" style:parent-style-name="Heading_20_3">
      <style:text-properties officeooo:rsid="00108b50" officeooo:paragraph-rsid="00108b50"/>
    </style:style>
    <style:style style:name="P43" style:family="paragraph" style:parent-style-name="List_20_1_20_End">
      <style:text-properties fo:language="en" fo:country="US"/>
    </style:style>
    <style:style style:name="P44" style:family="paragraph" style:parent-style-name="List_20_1_20_End">
      <style:text-properties fo:language="en" fo:country="US" officeooo:rsid="00216584" officeooo:paragraph-rsid="002cc89b" fo:background-color="transparent"/>
    </style:style>
    <style:style style:name="P45" style:family="paragraph" style:parent-style-name="Heading_20_2" style:master-page-name="First_20_Page">
      <style:paragraph-properties style:page-number="auto"/>
    </style:style>
    <style:style style:name="T1" style:family="text">
      <style:text-properties style:font-name="Courier New" fo:font-size="10.5pt"/>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normal" officeooo:rsid="00248229"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13b69d"/>
    </style:style>
    <style:style style:name="T8" style:family="text">
      <style:text-properties officeooo:rsid="00292ad8"/>
    </style:style>
    <style:style style:name="T9" style:family="text">
      <style:text-properties officeooo:rsid="0020ef20"/>
    </style:style>
    <style:style style:name="T10" style:family="text">
      <style:text-properties officeooo:rsid="0022f5ac"/>
    </style:style>
    <style:style style:name="T11" style:family="text">
      <style:text-properties officeooo:rsid="002406f2"/>
    </style:style>
    <style:style style:name="T12" style:family="text">
      <style:text-properties officeooo:rsid="00127c06"/>
    </style:style>
    <style:style style:name="T13" style:family="text">
      <style:text-properties officeooo:rsid="00248229"/>
    </style:style>
    <style:style style:name="T14" style:family="text">
      <style:text-properties officeooo:rsid="0024f234"/>
    </style:style>
    <style:style style:name="T15" style:family="text">
      <style:text-properties officeooo:rsid="0026766b"/>
    </style:style>
    <style:style style:name="T16" style:family="text">
      <style:text-properties officeooo:rsid="001b3e6e"/>
    </style:style>
    <style:style style:name="T17" style:family="text">
      <style:text-properties officeooo:rsid="00085b18"/>
    </style:style>
    <style:style style:name="T18" style:family="text">
      <style:text-properties officeooo:rsid="0029063b"/>
    </style:style>
    <style:style style:name="T19" style:family="text">
      <style:text-properties officeooo:rsid="0025dcb9"/>
    </style:style>
    <style:style style:name="T20" style:family="text">
      <style:text-properties officeooo:rsid="00300a68"/>
    </style:style>
    <style:style style:name="T21" style:family="text">
      <style:text-properties officeooo:rsid="001d5c46"/>
    </style:style>
    <style:style style:name="T22" style:family="text">
      <style:text-properties officeooo:rsid="0033d23c"/>
    </style:style>
    <style:style style:name="T23" style:family="text">
      <style:text-properties officeooo:rsid="004e038b"/>
    </style:style>
  </office:automatic-styles>
  <office:body>
    <office:text text:use-soft-page-breaks="true">
      <office:forms form:automatic-focus="false" form:apply-design-mode="false"/>
      <text:tracked-changes>
        <text:changed-region xml:id="ct72525168" text:id="ct72525168">
          <text:insertion>
            <office:change-info>
              <dc:creator>Denis Kotlar</dc:creator>
              <dc:date>2016-12-20T15:30:00</dc:date>
            </office:change-info>
          </text:insertion>
        </text:changed-region>
        <text:changed-region xml:id="ct73552704" text:id="ct73552704">
          <text:insertion>
            <office:change-info>
              <dc:creator>Denis Kotlar</dc:creator>
              <dc:date>2016-12-20T15:30:00</dc:date>
            </office:change-info>
          </text:insertion>
        </text:changed-region>
        <text:changed-region xml:id="ct86575936" text:id="ct86575936">
          <text:insertion>
            <office:change-info>
              <dc:creator>Denis Kotlar</dc:creator>
              <dc:date>2016-12-15T12:01:00</dc:date>
            </office:change-info>
          </text:insertion>
        </text:changed-region>
        <text:changed-region xml:id="ct86575488" text:id="ct86575488">
          <text:insertion>
            <office:change-info>
              <dc:creator>Denis Kotlar</dc:creator>
              <dc:date>2016-12-15T12:01:00</dc:date>
            </office:change-info>
          </text:insertion>
        </text:changed-region>
        <text:changed-region xml:id="ct83941568" text:id="ct83941568">
          <text:insertion>
            <office:change-info>
              <dc:creator>Denis Kotlar</dc:creator>
              <dc:date>2016-12-15T12:01:00</dc:date>
            </office:change-info>
          </text:insertion>
        </text:changed-region>
        <text:changed-region xml:id="ct83194912" text:id="ct83194912">
          <text:insertion>
            <office:change-info>
              <dc:creator>Denis Kotlar</dc:creator>
              <dc:date>2016-12-15T12:01:00</dc:date>
            </office:change-info>
          </text:insertion>
        </text:changed-region>
        <text:changed-region xml:id="ct89831600" text:id="ct89831600">
          <text:insertion>
            <office:change-info>
              <dc:creator>Denis Kotlar</dc:creator>
              <dc:date>2016-10-11T00:22:00</dc:date>
            </office:change-info>
          </text:insertion>
        </text:changed-region>
        <text:changed-region xml:id="ct83550864" text:id="ct83550864">
          <text:insertion>
            <office:change-info>
              <dc:creator>Denis Kotlar</dc:creator>
              <dc:date>2016-10-11T00:22:00</dc:date>
            </office:change-info>
          </text:insertion>
        </text:changed-region>
        <text:changed-region xml:id="ct73801568" text:id="ct73801568">
          <text:insertion>
            <office:change-info>
              <dc:creator>Denis Kotlar</dc:creator>
              <dc:date>2016-10-11T00:22:00</dc:date>
            </office:change-info>
          </text:insertion>
        </text:changed-region>
        <text:changed-region xml:id="ct111448832" text:id="ct111448832">
          <text:insertion>
            <office:change-info>
              <dc:creator>Denis Kotlar</dc:creator>
              <dc:date>2016-10-11T00:22:00</dc:date>
            </office:change-info>
          </text:insertion>
        </text:changed-region>
        <text:changed-region xml:id="ct67266720" text:id="ct67266720">
          <text:insertion>
            <office:change-info>
              <dc:creator>Denis Kotlar</dc:creator>
              <dc:date>2016-10-11T00:22:00</dc:date>
            </office:change-info>
          </text:insertion>
        </text:changed-region>
        <text:changed-region xml:id="ct76635904" text:id="ct76635904">
          <text:insertion>
            <office:change-info>
              <dc:creator>Denis Kotlar</dc:creator>
              <dc:date>2016-10-11T00:22:00</dc:date>
            </office:change-info>
          </text:insertion>
        </text:changed-region>
        <text:changed-region xml:id="ct57751808" text:id="ct57751808">
          <text:insertion>
            <office:change-info>
              <dc:creator>Denis Kotlar</dc:creator>
              <dc:date>2016-10-11T00:22:00</dc:date>
            </office:change-info>
          </text:insertion>
        </text:changed-region>
        <text:changed-region xml:id="ct65727744" text:id="ct65727744">
          <text:insertion>
            <office:change-info>
              <dc:creator>Denis Kotlar</dc:creator>
              <dc:date>2016-10-11T00:22:00</dc:date>
            </office:change-info>
          </text:insertion>
        </text:changed-region>
        <text:changed-region xml:id="ct84017424" text:id="ct84017424">
          <text:insertion>
            <office:change-info>
              <dc:creator>Denis Kotlar</dc:creator>
              <dc:date>2016-10-11T00:22:00</dc:date>
            </office:change-info>
          </text:insertion>
        </text:changed-region>
        <text:changed-region xml:id="ct80005616" text:id="ct80005616">
          <text:insertion>
            <office:change-info>
              <dc:creator>Denis Kotlar</dc:creator>
              <dc:date>2016-10-11T00:22:00</dc:date>
            </office:change-info>
          </text:insertion>
        </text:changed-region>
        <text:changed-region xml:id="ct71732336" text:id="ct71732336">
          <text:insertion>
            <office:change-info>
              <dc:creator>Denis Kotlar</dc:creator>
              <dc:date>2016-10-11T00:22:00</dc:date>
            </office:change-info>
          </text:insertion>
        </text:changed-region>
        <text:changed-region xml:id="ct73503376" text:id="ct73503376">
          <text:insertion>
            <office:change-info>
              <dc:creator>Denis Kotlar</dc:creator>
              <dc:date>2016-10-11T00:22:00</dc:date>
            </office:change-info>
          </text:insertion>
        </text:changed-region>
        <text:changed-region xml:id="ct83920592" text:id="ct83920592">
          <text:insertion>
            <office:change-info>
              <dc:creator>Denis Kotlar</dc:creator>
              <dc:date>2016-10-11T00:22:00</dc:date>
            </office:change-info>
          </text:insertion>
        </text:changed-region>
        <text:changed-region xml:id="ct58878032" text:id="ct58878032">
          <text:insertion>
            <office:change-info>
              <dc:creator>Denis Kotlar</dc:creator>
              <dc:date>2016-10-11T00:22:00</dc:date>
            </office:change-info>
          </text:insertion>
        </text:changed-region>
        <text:changed-region xml:id="ct67646880" text:id="ct67646880">
          <text:insertion>
            <office:change-info>
              <dc:creator>Denis Kotlar</dc:creator>
              <dc:date>2016-10-11T00:22:00</dc:date>
            </office:change-info>
          </text:insertion>
        </text:changed-region>
        <text:changed-region xml:id="ct66987504" text:id="ct66987504">
          <text:insertion>
            <office:change-info>
              <dc:creator>Denis Kotlar</dc:creator>
              <dc:date>2016-10-11T00:22:00</dc:date>
            </office:change-info>
          </text:insertion>
        </text:changed-region>
        <text:changed-region xml:id="ct66806640" text:id="ct66806640">
          <text:insertion>
            <office:change-info>
              <dc:creator>Denis Kotlar</dc:creator>
              <dc:date>2016-10-11T00:22:00</dc:date>
            </office:change-info>
          </text:insertion>
        </text:changed-region>
        <text:changed-region xml:id="ct90652704" text:id="ct90652704">
          <text:insertion>
            <office:change-info>
              <dc:creator>Denis Kotlar</dc:creator>
              <dc:date>2016-10-11T00:22:00</dc:date>
            </office:change-info>
          </text:insertion>
        </text:changed-region>
        <text:changed-region xml:id="ct48812992" text:id="ct48812992">
          <text:insertion>
            <office:change-info>
              <dc:creator>Denis Kotlar</dc:creator>
              <dc:date>2016-10-11T00:22:00</dc:date>
            </office:change-info>
          </text:insertion>
        </text:changed-region>
        <text:changed-region xml:id="ct90497344" text:id="ct90497344">
          <text:insertion>
            <office:change-info>
              <dc:creator>Denis Kotlar</dc:creator>
              <dc:date>2016-10-11T00:22:00</dc:date>
            </office:change-info>
          </text:insertion>
        </text:changed-region>
        <text:changed-region xml:id="ct84044128" text:id="ct84044128">
          <text:insertion>
            <office:change-info>
              <dc:creator>Denis Kotlar</dc:creator>
              <dc:date>2016-11-03T17:23:00</dc:date>
            </office:change-info>
          </text:insertion>
        </text:changed-region>
        <text:changed-region xml:id="ct82828272" text:id="ct82828272">
          <text:insertion>
            <office:change-info>
              <dc:creator>Denis Kotlar</dc:creator>
              <dc:date>2016-12-15T11: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459699300374275858" text:style-name="Outline">
        <text:list-item>
          <text:list>
            <text:list-item>
              <text:h text:style-name="P45" text:outline-level="2">OUTPut</text:h>
            </text:list-item>
          </text:list>
        </text:list-item>
      </text:list>
      <text:p text:style-name="P3">The OUTPut subsystem controls the output <text:span text:style-name="T7">state</text:span>, <text:span text:style-name="T7">coupling outputs and protections, protection clear</text:span> and tracking state.</text:p>
      <text:p text:style-name="P3"/>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text:a><text:a xlink:type="simple" xlink:href="#outp" text:style-name="Internet_20_link" text:visited-style-name="Visited_20_Internet_20_Link">&lt;bool&gt;</text:a><text:a xlink:type="simple" xlink:href="#outp" text:style-name="Internet_20_link" text:visited-style-name="Visited_20_Internet_20_Link">}</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1"><text:a xlink:type="simple" xlink:href="#outp_dpr" text:style-name="Internet_20_link" text:visited-style-name="Visited_20_Internet_20_Link">:DPRog {&lt;bool&gt;}</text:a></text:p>
          </table:table-cell>
          <table:table-cell table:style-name="Table27.A2" office:value-type="string">
            <text:p text:style-name="P17">Controls down-programmer circuit<text:change-start text:change-id="ct72525168"/> <text:span text:style-name="T23">(not implemented in M3)</text:span><text:change-end text:change-id="ct72525168"/></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24">Enables channel coupling for protection faults</text:p>
          </table:table-cell>
        </table:table-row>
        <table:table-row>
          <table:table-cell table:style-name="Table27.A2" office:value-type="string">
            <text:p text:style-name="scpi1"><text:a xlink:type="simple" xlink:href="#outp_trac" text:style-name="Internet_20_link" text:visited-style-name="Visited_20_Internet_20_Link">:</text:a><text:a xlink:type="simple" xlink:href="#outp_trac" text:style-name="Internet_20_link" text:visited-style-name="Visited_20_Internet_20_Link">TRACk[:STATe] {&lt;bool&gt;}</text:a></text:p>
          </table:table-cell>
          <table:table-cell table:style-name="Table27.A2" office:value-type="string">
            <text:p text:style-name="P25"><text:span text:style-name="T8">E</text:span>nables <text:span text:style-name="T8">channels</text:span> to operate in the track mode</text:p>
          </table:table-cell>
        </table:table-row>
      </table:table>
      <text:p text:style-name="P10"/>
      <text:list xml:id="list164236295036739"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3">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3">Description</text:p>
          </table:table-cell>
          <table:table-cell table:style-name="Table77.A1" table:number-columns-spanned="4" office:value-type="string">
            <text:p text:style-name="P4">This command enables or disables the specified output channel(s). The enabled state is ON (1); the disabled state is OFF (0). The state of a disabled output is a condition of zero output voltage and zero source current.</text:p>
            <text:p text:style-name="P4">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4">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grouped together (SYSTem:GROup commands scheduled for M3) this command sets LED indicators above binding posts in the following manner:</text:p>
            <text:list xml:id="list4338282557565623235" text:style-name="List_20_1">
              <text:list-item>
                <text:p text:style-name="List_20_1_20_Start">Turn on/off Out1 green indicator (LED_O1) when CH1 is selected </text:p>
              </text:list-item>
              <text:list-item>
                <text:p text:style-name="List_20_1_20_End">Turn on/off Out2 indicator (LED_O2) when CH2 is selected</text:p>
              </text:list-item>
            </text:list>
            <text:p text:style-name="Standard">Execution of the OUTP ON command on the channel with tripped one or more protection (OCP, OVP, OPP or OTP) will generate error 201. Use <text:span text:style-name="T2">OUTPut:PROTection:CLEar command to clear all tripped protections.</text:span></text:p>
            <text:p text:style-name="P3"/>
            <text:p text:style-name="P1">This command also affects Sense+/Sense- indicators (LED_S1+, LED_S1-, LED_S2+, LED_S2-) controlled by the [SOURce:]VOLTage:SENSe[:SOURce] command.</text:p>
          </table:table-cell>
          <table:covered-table-cell/>
          <table:covered-table-cell/>
          <table:covered-table-cell/>
        </table:table-row>
        <table:table-row>
          <table:table-cell table:style-name="Table77.A1" table:number-rows-spanned="3" office:value-type="string">
            <text:p text:style-name="P3">Parameters</text:p>
          </table:table-cell>
          <table:table-cell table:style-name="Table77.B3" office:value-type="string">
            <text:p text:style-name="P9">Name</text:p>
          </table:table-cell>
          <table:table-cell table:style-name="Table77.B3" office:value-type="string">
            <text:p text:style-name="P9">Type</text:p>
          </table:table-cell>
          <table:table-cell table:style-name="Table77.B3" office:value-type="string">
            <text:p text:style-name="P9">Range</text:p>
          </table:table-cell>
          <table:table-cell table:style-name="Table77.B3" office:value-type="string">
            <text:p text:style-name="P9">Default</text:p>
          </table:table-cell>
        </table:table-row>
        <table:table-row>
          <table:covered-table-cell/>
          <table:table-cell table:style-name="Table77.A1" office:value-type="string">
            <text:p text:style-name="Standard">&lt;bool&gt;</text:p>
          </table:table-cell>
          <table:table-cell table:style-name="Table77.A1" office:value-type="string">
            <text:p text:style-name="P13">Discrete</text:p>
          </table:table-cell>
          <table:table-cell table:style-name="Table77.A1" office:value-type="string">
            <text:p text:style-name="P13">ON|OFF|0|1</text:p>
          </table:table-cell>
          <table:table-cell table:style-name="Table77.A1" office:value-type="string">
            <text:p text:style-name="P13">–</text:p>
          </table:table-cell>
        </table:table-row>
        <table:table-row>
          <table:covered-table-cell/>
          <table:table-cell table:style-name="Table77.A1" office:value-type="string">
            <text:p text:style-name="Standard">&lt;channel&gt;</text:p>
          </table:table-cell>
          <table:table-cell table:style-name="Table77.A1" office:value-type="string">
            <text:p text:style-name="P13">Discrete</text:p>
          </table:table-cell>
          <table:table-cell table:style-name="Table77.A1" office:value-type="string">
            <text:p text:style-name="P13">CH1|CH2</text:p>
          </table:table-cell>
          <table:table-cell table:style-name="Table77.A1" office:value-type="string">
            <text:p text:style-name="P13">–</text:p>
          </table:table-cell>
        </table:table-row>
        <table:table-row>
          <table:table-cell table:style-name="Table77.A1" office:value-type="string">
            <text:p text:style-name="P19">Return</text:p>
          </table:table-cell>
          <table:table-cell table:style-name="Table77.A1" table:number-columns-spanned="4" office:value-type="string">
            <text:p text:style-name="P4">The query command returns 0 if the output is OFF, and 1 if the output is ON.</text:p>
          </table:table-cell>
          <table:covered-table-cell/>
          <table:covered-table-cell/>
          <table:covered-table-cell/>
        </table:table-row>
        <table:table-row>
          <table:table-cell table:style-name="Table77.A1" office:value-type="string">
            <text:p text:style-name="P18"><text:span text:style-name="T4">Usage</text:span><text:span text:style-name="T6"> </text:span><text:span text:style-name="T4">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able:table-row>
          <table:table-cell table:style-name="Table77.A1" office:value-type="string">
            <text:p text:style-name="P18">Errors</text:p>
          </table:table-cell>
          <table:table-cell table:style-name="Table77.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77.A1" office:value-type="string">
            <text:p text:style-name="P18">Related Commands</text:p>
          </table:table-cell>
          <table:table-cell table:style-name="Table77.A1" table:number-columns-spanned="4" office:value-type="string">
            <text:p text:style-name="Standard">*TST</text:p>
            <text:p text:style-name="P3">OUTPut:PROTection:CLEar</text:p>
            <text:p text:style-name="Standard">[SOURce:]VOLTage:SENSe[:SOURce]</text:p>
          </table:table-cell>
          <table:covered-table-cell/>
          <table:covered-table-cell/>
          <table:covered-table-cell/>
        </table:table-row>
      </table:table>
      <text:list xml:id="list164234514213936" text:continue-list="list164236295036739" text:style-name="Outline">
        <text:list-item>
          <text:list>
            <text:list-item>
              <text:list>
                <text:list-item>
                  <text:h text:style-name="Heading_20_3" text:outline-level="3"><text:bookmark text:name="outp_dpr"/><text:soft-page-break/>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3">Syntax</text:p>
          </table:table-cell>
          <table:table-cell table:style-name="Table81.A1" table:number-columns-spanned="4" office:value-type="string">
            <text:p text:style-name="P27">OUTPut:DPRog {&lt;bool&gt;}<text:change-start text:change-id="ct73552704"/> <text:span text:style-name="T23">(not implemented in M3)</text:span><text:change-end text:change-id="ct73552704"/></text:p>
            <text:p text:style-name="cmd_5f_root">OUTPut:DPRog?</text:p>
          </table:table-cell>
          <table:covered-table-cell/>
          <table:covered-table-cell/>
          <table:covered-table-cell/>
        </table:table-row>
        <table:table-row>
          <table:table-cell table:style-name="Table81.A1" office:value-type="string">
            <text:p text:style-name="P3">Description</text:p>
          </table:table-cell>
          <table:table-cell table:style-name="Table81.A1" table:number-columns-spanned="4" office:value-type="string">
            <text:p text:style-name="P4">A down-programmer is a circuit built into the channel’s output of a PSU that actively pulls the output voltage down when the PSU’s channel is moving from a higher setting to a lower setting.</text:p>
            <text:p text:style-name="P4">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4">Execution of this command also affects bit 11 (DP) of the Operation Instrument Isummary register (see Section <text:a xlink:type="simple" xlink:href="http://www.envox.hr/eez/bench-power-supply/psu-scpi-reference-manual/psu-scpi-registers-and-queues.html#oper_isum_stat_reg" text:style-name="Internet_20_link" text:visited-style-name="Visited_20_Internet_20_Link">Section 3.3.2</text:a>).</text:p>
            <text:p text:style-name="P4"/>
            <text:p text:style-name="P2">Despite of the down-programmer state programmed by this command, it will be deactivated when the channel output is turned off (i.e. OUTPut[:STATe] OFF) <text:span text:style-name="T13">after </text:span><text:span text:style-name="backtick"><text:span text:style-name="T5">DP_OFF_DELAY_PERIOD</text:span></text:span><text:span text:style-name="T13"> seconds)</text:span>. When the channel output is turned on again, down-programmer will be set back to the state programmed with this command.</text:p>
            <text:p text:style-name="P1"/>
            <text:p text:style-name="P12"><text:span text:style-name="T14">If </text:span>negative output power (<text:span text:style-name="backtick">DP_NEG_LEV</text:span>) is measured and last more then <text:span text:style-name="backtick">DP_NEG_DELAY</text:span> seconds <text:span text:style-name="T14">the down-programmer will be switched off and an error 500 will be generated.</text:span></text:p>
          </table:table-cell>
          <table:covered-table-cell/>
          <table:covered-table-cell/>
          <table:covered-table-cell/>
        </table:table-row>
        <table:table-row>
          <table:table-cell table:style-name="Table81.A1" table:number-rows-spanned="2" office:value-type="string">
            <text:p text:style-name="P3">Parameters</text:p>
          </table:table-cell>
          <table:table-cell table:style-name="Table81.B3" office:value-type="string">
            <text:p text:style-name="P9">Name</text:p>
          </table:table-cell>
          <table:table-cell table:style-name="Table81.B3" office:value-type="string">
            <text:p text:style-name="P9">Type</text:p>
          </table:table-cell>
          <table:table-cell table:style-name="Table81.B3" office:value-type="string">
            <text:p text:style-name="P9">Range</text:p>
          </table:table-cell>
          <table:table-cell table:style-name="Table81.B3" office:value-type="string">
            <text:p text:style-name="P9">Default</text:p>
          </table:table-cell>
        </table:table-row>
        <table:table-row>
          <table:covered-table-cell/>
          <table:table-cell table:style-name="Table81.A1" office:value-type="string">
            <text:p text:style-name="Standard">&lt;bool&gt;</text:p>
          </table:table-cell>
          <table:table-cell table:style-name="Table81.A1" office:value-type="string">
            <text:p text:style-name="P13">Discrete</text:p>
          </table:table-cell>
          <table:table-cell table:style-name="Table81.A1" office:value-type="string">
            <text:p text:style-name="P13">ON|OFF|0|1</text:p>
          </table:table-cell>
          <table:table-cell table:style-name="Table81.A1" office:value-type="string">
            <text:p text:style-name="P13">ON</text:p>
          </table:table-cell>
        </table:table-row>
        <table:table-row>
          <table:table-cell table:style-name="Table81.A1" office:value-type="string">
            <text:p text:style-name="P18"><text:span text:style-name="T4">Usage</text:span><text:span text:style-name="T6"> </text:span><text:span text:style-name="T4">example</text:span></text:p>
          </table:table-cell>
          <table:table-cell table:style-name="Table81.A1" table:number-columns-spanned="4" office:value-type="string">
            <text:p text:style-name="cmd_5f_code">OUTP:DPR?</text:p>
            <text:p text:style-name="cmd_5f_code_20_Start">1</text:p>
          </table:table-cell>
          <table:covered-table-cell/>
          <table:covered-table-cell/>
          <table:covered-table-cell/>
        </table:table-row>
        <table:table-row>
          <table:table-cell table:style-name="Table81.A1" office:value-type="string">
            <text:p text:style-name="P23">Errors</text:p>
          </table:table-cell>
          <table:table-cell table:style-name="Table81.A1" table:number-columns-spanned="4" office:value-type="string">
            <text:p text:style-name="P29">500,<text:span text:style-name="T12">"</text:span>Down-programmer <text:span text:style-name="T15">on CH1 </text:span>switched off<text:span text:style-name="T12">"</text:span></text:p>
            <text:p text:style-name="P30">50<text:span text:style-name="T15">1</text:span>,<text:span text:style-name="T12">"</text:span>Down-programmer <text:span text:style-name="T15">on CH2 </text:span>switched off<text:span text:style-name="T12">"</text:span></text:p>
          </table:table-cell>
          <table:covered-table-cell/>
          <table:covered-table-cell/>
          <table:covered-table-cell/>
        </table:table-row>
        <table:table-row>
          <table:table-cell table:style-name="Table81.A1" office:value-type="string">
            <text:p text:style-name="P18">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164234432728690"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3">Syntax</text:p>
          </table:table-cell>
          <table:table-cell table:style-name="Table164.A1" table:number-columns-spanned="4" office:value-type="string">
            <text:p text:style-name="cmd_5f_root">OUTPut:MODE? [, &lt;channel&gt;]</text:p>
          </table:table-cell>
          <table:covered-table-cell/>
          <table:covered-table-cell/>
          <table:covered-table-cell/>
        </table:table-row>
        <table:table-row>
          <table:table-cell table:style-name="Table164.A1" office:value-type="string">
            <text:p text:style-name="P3">Description</text:p>
          </table:table-cell>
          <table:table-cell table:style-name="Table164.A1" table:number-columns-spanned="4" office:value-type="string">
            <text:p text:style-name="Standard"><text:span text:style-name="T2">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3">Section 3.3.2</text:span></text:a><text:span text:style-name="T2">). The PSU can works in one of the three output modes: </text:span></text:p>
            <text:list xml:id="list164234232743609" text:continue-list="list4338282557565623235" text:style-name="List_20_1">
              <text:list-item>
                <text:p text:style-name="P32">CV (Constant Voltage), when the output voltage equals the voltage setting value and the output current is determined by the load</text:p>
              </text:list-item>
              <text:list-item>
                <text:p text:style-name="P35">CC (Constant Current), when the output current equals the current setting value and the output voltage is determined by the load and</text:p>
              </text:list-item>
              <text:list-item>
                <text:p text:style-name="P43">UR (Unregulated) that is critical mode between CV and CC modes that could be noticed when the output voltage is close to the one end of the full scale (i.e. somewhere below 2<text:change-start text:change-id="ct86575936"/> <text:change-end text:change-id="ct86575936"/>V and above 48<text:change-start text:change-id="ct86575488"/> <text:change-end text:change-id="ct86575488"/>V for the 50<text:change-start text:change-id="ct83941568"/> <text:change-end text:change-id="ct83941568"/>V model that depends of the connected load).</text:p>
              </text:list-item>
            </text:list>
            <text:p text:style-name="P1">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3">Parameters</text:p>
          </table:table-cell>
          <table:table-cell table:style-name="Table164.B3" office:value-type="string">
            <text:p text:style-name="P9">Name</text:p>
          </table:table-cell>
          <table:table-cell table:style-name="Table164.B3" office:value-type="string">
            <text:p text:style-name="P9">Type</text:p>
          </table:table-cell>
          <table:table-cell table:style-name="Table164.B3" office:value-type="string">
            <text:p text:style-name="P9">Range</text:p>
          </table:table-cell>
          <table:table-cell table:style-name="Table164.B3" office:value-type="string">
            <text:p text:style-name="P9">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13">Discrete</text:p>
          </table:table-cell>
          <table:table-cell table:style-name="Table164.A1" office:value-type="string">
            <text:p text:style-name="P13">CH1|CH2</text:p>
          </table:table-cell>
          <table:table-cell table:style-name="Table164.A1" office:value-type="string">
            <text:p text:style-name="P13">–</text:p>
          </table:table-cell>
        </table:table-row>
        <table:table-row>
          <table:table-cell table:style-name="Table164.A1" office:value-type="string">
            <text:p text:style-name="P19">Return</text:p>
          </table:table-cell>
          <table:table-cell table:style-name="Table164.A1" table:number-columns-spanned="4" office:value-type="string">
            <text:p text:style-name="P4">The query returns CV, CC or UR.</text:p>
          </table:table-cell>
          <table:covered-table-cell/>
          <table:covered-table-cell/>
          <table:covered-table-cell/>
        </table:table-row>
        <table:table-row>
          <table:table-cell table:style-name="Table164.A1" office:value-type="string">
            <text:p text:style-name="P18"><text:span text:style-name="T4">Usage</text:span><text:span text:style-name="T6"> </text:span><text:span text:style-name="T4">example</text:span></text:p>
          </table:table-cell>
          <table:table-cell table:style-name="Table164.A1" table:number-columns-spanned="4" office:value-type="string">
            <text:p text:style-name="Standard">Set output voltage to 20<text:change-start text:change-id="ct83194912"/> <text:change-end text:change-id="ct83194912"/>V and max. current, check that output voltage is as defined that indicate the constant voltage mode of operation:</text:p>
            <text:p text:style-name="cmd_5f_code_20_Start">VOLT 20; CURR MAX</text:p>
            <text:p text:style-name="cmd_5f_code">MEAS:VOLT?</text:p>
            <text:p text:style-name="cmd_5f_code_5f_single"><text:soft-page-break/>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P18">Errors</text:p>
          </table:table-cell>
          <table:table-cell table:style-name="Table164.A1" table:number-columns-spanned="4" office:value-type="string">
            <text:p text:style-name="cmd_5f_code"/>
          </table:table-cell>
          <table:covered-table-cell/>
          <table:covered-table-cell/>
          <table:covered-table-cell/>
        </table:table-row>
        <table:table-row>
          <table:table-cell table:style-name="Table164.A1" office:value-type="string">
            <text:p text:style-name="P18">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64234604205534" text:continue-list="list164234432728690"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3">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3">Description</text:p>
          </table:table-cell>
          <table:table-cell table:style-name="Table28.A1" table:number-columns-spanned="4" office:value-type="string">
            <text:p text:style-name="P4">This command clears the latched protection status that disables the output when an over-voltage, over-current or a power-limit condition is detected.</text:p>
            <text:p text:style-name="P4">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3">Parameters</text:p>
          </table:table-cell>
          <table:table-cell table:style-name="Table28.B3" office:value-type="string">
            <text:p text:style-name="P9">Name</text:p>
          </table:table-cell>
          <table:table-cell table:style-name="Table28.B3" office:value-type="string">
            <text:p text:style-name="P9">Type</text:p>
          </table:table-cell>
          <table:table-cell table:style-name="Table28.B3" office:value-type="string">
            <text:p text:style-name="P9">Range</text:p>
          </table:table-cell>
          <table:table-cell table:style-name="Table28.B3" office:value-type="string">
            <text:p text:style-name="P9">Default</text:p>
          </table:table-cell>
        </table:table-row>
        <table:table-row>
          <table:covered-table-cell/>
          <table:table-cell table:style-name="Table28.A1" office:value-type="string">
            <text:p text:style-name="Standard">&lt;channel&gt;</text:p>
          </table:table-cell>
          <table:table-cell table:style-name="Table28.A1" office:value-type="string">
            <text:p text:style-name="P13">Discrete</text:p>
          </table:table-cell>
          <table:table-cell table:style-name="Table28.A1" office:value-type="string">
            <text:p text:style-name="P13">CH1|CH2</text:p>
          </table:table-cell>
          <table:table-cell table:style-name="Table28.A1" office:value-type="string">
            <text:p text:style-name="P13">–</text:p>
          </table:table-cell>
        </table:table-row>
        <table:table-row>
          <table:table-cell table:style-name="Table28.A1" office:value-type="string">
            <text:p text:style-name="P19">Return</text:p>
          </table:table-cell>
          <table:table-cell table:style-name="Table28.A1" table:number-columns-spanned="4" office:value-type="string">
            <text:p text:style-name="P4">None</text:p>
          </table:table-cell>
          <table:covered-table-cell/>
          <table:covered-table-cell/>
          <table:covered-table-cell/>
        </table:table-row>
        <table:table-row>
          <table:table-cell table:style-name="Table28.A1" office:value-type="string">
            <text:p text:style-name="P18"><text:span text:style-name="T4">Usage</text:span><text:span text:style-name="T6">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18">Related Commands</text:p>
          </table:table-cell>
          <table:table-cell table:style-name="Table28.A1" table:number-columns-spanned="4" office:value-type="string">
            <text:p text:style-name="Standard"/>
          </table:table-cell>
          <table:covered-table-cell/>
          <table:covered-table-cell/>
          <table:covered-table-cell/>
        </table:table-row>
      </table:table>
      <text:list xml:id="list164236043715894" text:continue-numbering="true" text:style-name="Outline">
        <text:list-item>
          <text:list>
            <text:list-item>
              <text:list>
                <text:list-item>
                  <text:h text:style-name="Heading_20_3" text:outline-level="3"><text:bookmark text:name="outp_prot_coup"/><text:change-start text:change-id="ct89831600"/>OUTPut:PROTection:COUPle<text:change-end text:change-id="ct89831600"/></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P3"><text:change-start text:change-id="ct83550864"/>Syntax<text:change-end text:change-id="ct83550864"/></text:p>
          </table:table-cell>
          <table:table-cell table:style-name="Table76.A1" table:number-columns-spanned="4" office:value-type="string">
            <text:p text:style-name="cmd_5f_root"><text:change-start text:change-id="ct73801568"/>OUTPut:PROTection:COUPle {&lt;bool&gt;}</text:p>
            <text:p text:style-name="cmd_5f_root">OUTPut:PROTection:COUPle?<text:change-end text:change-id="ct73801568"/></text:p>
          </table:table-cell>
          <table:covered-table-cell/>
          <table:covered-table-cell/>
          <table:covered-table-cell/>
        </table:table-row>
        <table:table-row>
          <table:table-cell table:style-name="Table76.A1" office:value-type="string">
            <text:p text:style-name="P3"><text:change-start text:change-id="ct111448832"/>Description<text:change-end text:change-id="ct111448832"/></text:p>
          </table:table-cell>
          <table:table-cell table:style-name="Table76.A1" table:number-columns-spanned="4" office:value-type="string">
            <text:p text:style-name="P4"><text:change-start text:change-id="ct67266720"/>This command enables or disables output coupling for protection faults. When enabled, all output channels are disabled when a protection fault occurs on any output channel. When disabled, only the affected output channel is disabled when a protection fault is triggered.<text:change-end text:change-id="ct67266720"/></text:p>
          </table:table-cell>
          <table:covered-table-cell/>
          <table:covered-table-cell/>
          <table:covered-table-cell/>
        </table:table-row>
        <table:table-row>
          <table:table-cell table:style-name="Table76.A1" table:number-rows-spanned="2" office:value-type="string">
            <text:p text:style-name="P3"><text:change-start text:change-id="ct76635904"/>Parameters<text:change-end text:change-id="ct76635904"/></text:p>
          </table:table-cell>
          <table:table-cell table:style-name="Table76.B3" office:value-type="string">
            <text:p text:style-name="P9"><text:change-start text:change-id="ct57751808"/>Name<text:change-end text:change-id="ct57751808"/></text:p>
          </table:table-cell>
          <table:table-cell table:style-name="Table76.B3" office:value-type="string">
            <text:p text:style-name="P9"><text:change-start text:change-id="ct65727744"/>Type<text:change-end text:change-id="ct65727744"/></text:p>
          </table:table-cell>
          <table:table-cell table:style-name="Table76.B3" office:value-type="string">
            <text:p text:style-name="P9"><text:change-start text:change-id="ct84017424"/>Range<text:change-end text:change-id="ct84017424"/></text:p>
          </table:table-cell>
          <table:table-cell table:style-name="Table76.B3" office:value-type="string">
            <text:p text:style-name="P9"><text:change-start text:change-id="ct80005616"/>Default<text:change-end text:change-id="ct80005616"/></text:p>
          </table:table-cell>
        </table:table-row>
        <table:table-row>
          <table:covered-table-cell/>
          <table:table-cell table:style-name="Table76.A1" office:value-type="string">
            <text:p text:style-name="Standard"><text:change-start text:change-id="ct71732336"/>&lt;bool&gt;<text:change-end text:change-id="ct71732336"/></text:p>
          </table:table-cell>
          <table:table-cell table:style-name="Table76.A1" office:value-type="string">
            <text:p text:style-name="P13"><text:change-start text:change-id="ct73503376"/>Discrete<text:change-end text:change-id="ct73503376"/></text:p>
          </table:table-cell>
          <table:table-cell table:style-name="Table76.A1" office:value-type="string">
            <text:p text:style-name="Standard"><text:change-start text:change-id="ct83920592"/>ON|OFF|0|1<text:change-end text:change-id="ct83920592"/></text:p>
          </table:table-cell>
          <table:table-cell table:style-name="Table76.A1" office:value-type="string">
            <text:p text:style-name="P13"><text:change-start text:change-id="ct58878032"/>OFF<text:change-end text:change-id="ct58878032"/></text:p>
          </table:table-cell>
        </table:table-row>
        <table:table-row>
          <table:table-cell table:style-name="Table76.A1" office:value-type="string">
            <text:p text:style-name="P19"><text:change-start text:change-id="ct67646880"/>Return<text:change-end text:change-id="ct67646880"/></text:p>
          </table:table-cell>
          <table:table-cell table:style-name="Table76.A1" table:number-columns-spanned="4" office:value-type="string">
            <text:p text:style-name="P4"><text:change-start text:change-id="ct66987504"/>The query command returns 0 if the protection coupling is OFF (disabled), and 1 if the protection coupling is ON (enabled).<text:change-end text:change-id="ct66987504"/></text:p>
          </table:table-cell>
          <table:covered-table-cell/>
          <table:covered-table-cell/>
          <table:covered-table-cell/>
        </table:table-row>
        <table:table-row>
          <table:table-cell table:style-name="Table76.A1" office:value-type="string">
            <text:p text:style-name="P18"><text:change-start text:change-id="ct66806640"/><text:span text:style-name="T4">Usage</text:span><text:span text:style-name="T6"> </text:span><text:span text:style-name="T4">example</text:span><text:change-end text:change-id="ct66806640"/></text:p>
          </table:table-cell>
          <table:table-cell table:style-name="Table76.A1" table:number-columns-spanned="4" office:value-type="string">
            <text:p text:style-name="cmd_5f_code"><text:change-start text:change-id="ct90652704"/>OUTP:PROT:COUP ON</text:p>
            <text:p text:style-name="cmd_5f_code_20_Start">OUTP:PROT:COUP?</text:p>
            <text:p text:style-name="cmd_5f_code">1<text:change-end text:change-id="ct90652704"/></text:p>
          </table:table-cell>
          <table:covered-table-cell/>
          <table:covered-table-cell/>
          <table:covered-table-cell/>
        </table:table-row>
        <table:table-row>
          <table:table-cell table:style-name="Table76.A1" office:value-type="string">
            <text:p text:style-name="P18"><text:change-start text:change-id="ct48812992"/>Related Commands<text:change-end text:change-id="ct48812992"/></text:p>
          </table:table-cell>
          <table:table-cell table:style-name="Table76.A1" table:number-columns-spanned="4" office:value-type="string">
            <text:p text:style-name="P4"><text:change-start text:change-id="ct90497344"/>OUTPut:PROTection:CLEar<text:change-end text:change-id="ct90497344"/></text:p>
          </table:table-cell>
          <table:covered-table-cell/>
          <table:covered-table-cell/>
          <table:covered-table-cell/>
        </table:table-row>
      </table:table>
      <text:list xml:id="list164234790358938" text:continue-numbering="true" text:style-name="Outline">
        <text:list-item>
          <text:list>
            <text:list-item>
              <text:list>
                <text:list-item>
                  <text:h text:style-name="P42" text:outline-level="3"><text:bookmark text:name="outp_trac"/>OUTPut:TRACk[: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1">Syntax</text:p>
          </table:table-cell>
          <table:table-cell table:style-name="Table1.A1" table:number-columns-spanned="4" office:value-type="string">
            <text:p text:style-name="P26"><text:bookmark-start text:name="__DdeLink__5819_289079478"/>OUTPut:TRACk[:STATe] <text:bookmark-end text:name="__DdeLink__5819_289079478"/>{&lt;bool&gt;}</text:p>
            <text:p text:style-name="P26">OUTPut:TRACk[:STATe]?</text:p>
          </table:table-cell>
          <table:covered-table-cell/>
          <table:covered-table-cell/>
          <table:covered-table-cell/>
        </table:table-row>
        <table:table-row>
          <table:table-cell table:style-name="Table1.A1" office:value-type="string">
            <text:p text:style-name="P11">Description</text:p>
          </table:table-cell>
          <table:table-cell table:style-name="Table1.A1" table:number-columns-spanned="4" office:value-type="string">
            <text:p text:style-name="P6"><text:change-start text:change-id="ct84044128"/>This command enables or disables the <text:span text:style-name="T9">PSU</text:span> to operate in the track mode. When the track mode is first enabled, the <text:span text:style-name="T9">CH2</text:span> <text:span text:style-name="T9">output </text:span>will be set to the same voltage level as the <text:span text:style-name="T9">CH1</text:span> <text:span text:style-name="T9">output</text:span>. Once enabled, any change of the programmed voltage level in either <text:span text:style-name="T9">CH1</text:span> or <text:span text:style-name="T9">CH2</text:span> will be reflected in the other <text:span text:style-name="T9">channel</text:span>. The TRACk OFF command returns the <text:span text:style-name="T9">PSU</text:span> to the non-track mode.</text:p>
            <text:p text:style-name="P6"/>
            <text:p text:style-name="P8"><text:soft-page-break/><text:span text:style-name="T20">A</text:span> <text:span text:style-name="T20">device-specific </text:span>error <text:span text:style-name="T10">312 </text:span>will be generated <text:span text:style-name="T20">if this command is tried to executed when channels are in any of coupled mode.</text:span></text:p>
            <text:p text:style-name="P8"/>
            <text:p text:style-name="P16">The following commands will affect the both channel regardless of which channel is currently selected <text:span text:style-name="T21">using the INSTrument[:SELect] or INSTrument:NSELect command)</text:span>:</text:p>
            <text:list xml:id="list164235101023610" text:continue-list="list164234232743609" text:style-name="List_20_1">
              <text:list-item>
                <text:p text:style-name="P33">OUTPut:PROTection:CLEar</text:p>
              </text:list-item>
              <text:list-item>
                <text:p text:style-name="P36">[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44">TRIGger[:SEQuence][:IMMediate], TRIGger[:SEQuence]:DELay, TRIGger[:SEQuence]:SLOPe, TRIGger[:SEQuence]:SOURce</text:p>
              </text:list-item>
            </text:list>
            <text:p text:style-name="P15">The following channel specific commands will generate a <text:span text:style-name="T16">device-specific</text:span> error <text:span text:style-name="T16">313</text:span> when channels are <text:span text:style-name="T18">in tracking mode</text:span>:</text:p>
            <text:list xml:id="list164234431841347" text:continue-numbering="true" text:style-name="List_20_1">
              <text:list-item>
                <text:p text:style-name="P34">CALibrate, </text:p>
              </text:list-item>
              <text:list-item>
                <text:p text:style-name="P37">INSTrument:COUPle:TRACking,</text:p>
              </text:list-item>
              <text:list-item>
                <text:p text:style-name="P38">OUTPut:TRACk[:STATe],</text:p>
              </text:list-item>
              <text:list-item>
                <text:p text:style-name="P39"><text:span text:style-name="T17">SIMUlator:RPOL, </text:span>SIMUlator:VOLTage:PROGram,</text:p>
              </text:list-item>
              <text:list-item>
                <text:p text:style-name="P40">[SOURce[&lt;n&gt;]]:LRIPple, [SOURce[&lt;n&gt;]]:LRIPple:AUTO</text:p>
              </text:list-item>
              <text:list-item>
                <text:p text:style-name="P41">[SOURce[&lt;n&gt;]]:VOLTage:PROGram,</text:p>
              </text:list-item>
            </text:list>
            <text:p text:style-name="P6"/>
            <text:p text:style-name="P6">At *RST, the track<text:span text:style-name="T22">ing</text:span> mode is disabled.<text:change-end text:change-id="ct84044128"/></text:p>
          </table:table-cell>
          <table:covered-table-cell/>
          <table:covered-table-cell/>
          <table:covered-table-cell/>
        </table:table-row>
        <table:table-row>
          <table:table-cell table:style-name="Table1.A1" table:number-rows-spanned="2" office:value-type="string">
            <text:p text:style-name="P11">Parameters</text:p>
          </table:table-cell>
          <table:table-cell table:style-name="Table1.B3" office:value-type="string">
            <text:p text:style-name="P9">Name</text:p>
          </table:table-cell>
          <table:table-cell table:style-name="Table1.B3" office:value-type="string">
            <text:p text:style-name="P9">Type</text:p>
          </table:table-cell>
          <table:table-cell table:style-name="Table1.B3" office:value-type="string">
            <text:p text:style-name="P9">Range</text:p>
          </table:table-cell>
          <table:table-cell table:style-name="Table1.B3" office:value-type="string">
            <text:p text:style-name="P9">Default</text:p>
          </table:table-cell>
        </table:table-row>
        <table:table-row>
          <table:covered-table-cell/>
          <table:table-cell table:style-name="Table1.A1" office:value-type="string">
            <text:p text:style-name="Standard">&lt;bool&gt;</text:p>
          </table:table-cell>
          <table:table-cell table:style-name="Table1.A1" office:value-type="string">
            <text:p text:style-name="P13">Discrete</text:p>
          </table:table-cell>
          <table:table-cell table:style-name="Table1.A1" office:value-type="string">
            <text:p text:style-name="Standard">ON|OFF|0|1</text:p>
          </table:table-cell>
          <table:table-cell table:style-name="Table1.A1" office:value-type="string">
            <text:p text:style-name="P13">OFF</text:p>
          </table:table-cell>
        </table:table-row>
        <table:table-row>
          <table:table-cell table:style-name="Table1.A1" office:value-type="string">
            <text:p text:style-name="P20">Return</text:p>
          </table:table-cell>
          <table:table-cell table:style-name="Table1.A1" table:number-columns-spanned="4" office:value-type="string">
            <text:p text:style-name="P5">Query the tracking mode state of the PSU. The returned value is 0 (OFF) or 1 (ON).</text:p>
          </table:table-cell>
          <table:covered-table-cell/>
          <table:covered-table-cell/>
          <table:covered-table-cell/>
        </table:table-row>
        <table:table-row>
          <table:table-cell table:style-name="Table1.A1" office:value-type="string">
            <text:p text:style-name="P21"><text:span text:style-name="T4">Usage</text:span><text:span text:style-name="T6"> </text:span><text:span text:style-name="T4">example</text:span></text:p>
          </table:table-cell>
          <table:table-cell table:style-name="Table1.A1" table:number-columns-spanned="4" office:value-type="string">
            <text:p text:style-name="P28">OUTP:TRAC ON</text:p>
            <text:p text:style-name="P28">VOLT 12</text:p>
            <text:p text:style-name="P28">MEAS?</text:p>
            <text:p text:style-name="cmd_5f_code_5f_single">12.00</text:p>
            <text:p text:style-name="P28">MEAS? CH2</text:p>
            <text:p text:style-name="cmd_5f_code_20_Start">12.00</text:p>
          </table:table-cell>
          <table:covered-table-cell/>
          <table:covered-table-cell/>
          <table:covered-table-cell/>
        </table:table-row>
        <table:table-row>
          <table:table-cell table:style-name="Table1.A1" office:value-type="string">
            <text:p text:style-name="P22">Errors</text:p>
          </table:table-cell>
          <table:table-cell table:style-name="Table1.A1" table:number-columns-spanned="4" office:value-type="string">
            <text:p text:style-name="cmd_5f_code">312,"Cannot execute when the channel<text:span text:style-name="T11">s</text:span> <text:span text:style-name="T11">are</text:span> coupled"<text:change-start text:change-id="ct82828272"/></text:p>
            <text:p text:style-name="P31">31<text:span text:style-name="T19">3</text:span>,"Cannot execute <text:span text:style-name="T19">in tracking mode</text:span>"<text:change-end text:change-id="ct82828272"/></text:p>
          </table:table-cell>
          <table:covered-table-cell/>
          <table:covered-table-cell/>
          <table:covered-table-cell/>
        </table:table-row>
        <table:table-row>
          <table:table-cell table:style-name="Table1.A1" office:value-type="string">
            <text:p text:style-name="P21">Related Commands</text:p>
          </table:table-cell>
          <table:table-cell table:style-name="Table1.A1" table:number-columns-spanned="4" office:value-type="string">
            <text:p text:style-name="P7">*RST</text:p>
            <text:p text:style-name="P7">INSTrument:COUPle:TRACking</text:p>
          </table:table-cell>
          <table:covered-table-cell/>
          <table:covered-table-cell/>
          <table:covered-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OUTPu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0.OUTPu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9. OUTPut</dc:title>
    <meta:document-statistic meta:table-count="7" meta:image-count="0" meta:object-count="0" meta:page-count="4" meta:paragraph-count="208" meta:word-count="1154" meta:character-count="8506" meta:non-whitespace-character-count="7574"/>
    <meta:user-defined meta:name="WebPublish_Post_AdditionalCategories">9</meta:user-defined>
    <meta:user-defined meta:name="WebPublish_Post_Id">2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